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611cm" style:rel-column-width="2047*"/>
    </style:style>
    <style:style style:name="Tabelle1.B" style:family="table-column">
      <style:table-column-properties style:column-width="3.189cm" style:rel-column-width="1808*"/>
    </style:style>
    <style:style style:name="Tabelle1.C" style:family="table-column">
      <style:table-column-properties style:column-width="3.399cm" style:rel-column-width="1927*"/>
    </style:style>
    <style:style style:name="Tabelle1.D" style:family="table-column">
      <style:table-column-properties style:column-width="3.401cm" style:rel-column-width="192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njaliOldLipi" fo:font-size="26pt" officeooo:rsid="001ce423" officeooo:paragraph-rsid="001ce423" style:font-size-asian="26pt" style:font-size-complex="26pt"/>
    </style:style>
    <style:style style:name="P2" style:family="paragraph" style:parent-style-name="Standard">
      <style:text-properties style:font-name="AnjaliOldLipi" fo:font-size="14pt" officeooo:rsid="001d4da7" officeooo:paragraph-rsid="001d4da7" style:font-size-asian="12.25pt" style:font-size-complex="14pt"/>
    </style:style>
    <style:style style:name="P3" style:family="paragraph" style:parent-style-name="Standard">
      <style:text-properties style:font-name="AnjaliOldLipi" fo:font-size="14pt" officeooo:rsid="001dae98" officeooo:paragraph-rsid="001dae98" style:font-size-asian="12.25pt" style:font-size-complex="14pt"/>
    </style:style>
    <style:style style:name="P4" style:family="paragraph" style:parent-style-name="Standard" style:list-style-name="L1">
      <style:text-properties style:font-name="AnjaliOldLipi" fo:font-size="14pt" officeooo:rsid="001dae98" officeooo:paragraph-rsid="001dae98" style:font-size-asian="12.25pt" style:font-size-complex="14pt"/>
    </style:style>
    <style:style style:name="P5" style:family="paragraph" style:parent-style-name="Standard">
      <style:text-properties style:font-name="AnjaliOldLipi" fo:font-size="14pt" officeooo:rsid="00291bf3" officeooo:paragraph-rsid="00291bf3" style:font-size-asian="12.25pt" style:font-size-complex="14pt"/>
    </style:style>
    <style:style style:name="P6" style:family="paragraph" style:parent-style-name="Standard" style:list-style-name="L1">
      <style:text-properties style:font-name="AnjaliOldLipi" fo:font-size="14pt" fo:font-weight="bold" officeooo:rsid="001dae98" officeooo:paragraph-rsid="001dae98" style:font-size-asian="12.25pt" style:font-weight-asian="bold" style:font-size-complex="14pt" style:font-weight-complex="bold"/>
    </style:style>
    <style:style style:name="P7" style:family="paragraph" style:parent-style-name="Standard" style:list-style-name="L2">
      <style:text-properties style:font-name="AnjaliOldLipi" fo:font-size="14pt" fo:font-weight="bold" officeooo:rsid="001e2d3a" officeooo:paragraph-rsid="001e2d3a" style:font-size-asian="12.25pt" style:font-weight-asian="bold" style:font-size-complex="14pt" style:font-weight-complex="bold"/>
    </style:style>
    <style:style style:name="P8" style:family="paragraph" style:parent-style-name="Standard" style:list-style-name="L2">
      <style:text-properties style:font-name="AnjaliOldLipi" fo:font-size="14pt" fo:font-weight="bold" officeooo:rsid="001e8fa1" officeooo:paragraph-rsid="001e8fa1" style:font-size-asian="12.25pt" style:font-weight-asian="bold" style:font-size-complex="14pt" style:font-weight-complex="bold"/>
    </style:style>
    <style:style style:name="P9" style:family="paragraph" style:parent-style-name="Standard" style:list-style-name="L2">
      <style:text-properties style:font-name="AnjaliOldLipi" fo:font-size="14pt" fo:font-weight="bold" officeooo:rsid="0020602a" officeooo:paragraph-rsid="0020602a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AnjaliOldLipi" fo:font-size="14pt" fo:font-weight="normal" officeooo:rsid="001e2d3a" officeooo:paragraph-rsid="001e2d3a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text-properties style:font-name="AnjaliOldLipi" fo:font-size="14pt" fo:font-weight="normal" officeooo:rsid="001e2d3a" officeooo:paragraph-rsid="001e2d3a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text-properties style:font-name="AnjaliOldLipi" fo:font-size="14pt" fo:font-weight="normal" officeooo:rsid="001e8fa1" officeooo:paragraph-rsid="001e8fa1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text-properties style:font-name="AnjaliOldLipi" fo:font-size="14pt" fo:font-weight="normal" officeooo:rsid="001e8fa1" officeooo:paragraph-rsid="00256854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text-properties style:font-name="AnjaliOldLipi" fo:font-size="14pt" fo:font-weight="normal" officeooo:rsid="0020602a" officeooo:paragraph-rsid="0020602a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AnjaliOldLipi" fo:font-size="14pt" fo:font-weight="normal" officeooo:rsid="0020602a" officeooo:paragraph-rsid="0020602a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AnjaliOldLipi" fo:font-size="18pt" fo:font-weight="bold" officeooo:rsid="001dae98" officeooo:paragraph-rsid="001dae98" style:font-size-asian="15.75pt" style:font-weight-asian="bold" style:font-size-complex="18pt" style:font-weight-complex="bold"/>
    </style:style>
    <style:style style:name="P17" style:family="paragraph" style:parent-style-name="Standard">
      <style:text-properties style:font-name="AnjaliOldLipi" fo:font-size="18pt" fo:font-weight="bold" officeooo:rsid="001dae98" officeooo:paragraph-rsid="002c6c36" style:font-size-asian="15.75pt" style:font-weight-asian="bold" style:font-size-complex="18pt" style:font-weight-complex="bold"/>
    </style:style>
    <style:style style:name="P18" style:family="paragraph" style:parent-style-name="Standard">
      <style:text-properties style:font-name="AnjaliOldLipi" fo:font-size="18pt" fo:font-weight="bold" officeooo:rsid="001e2d3a" officeooo:paragraph-rsid="001e2d3a" style:font-size-asian="15.75pt" style:font-weight-asian="bold" style:font-size-complex="18pt" style:font-weight-complex="bold"/>
    </style:style>
    <style:style style:name="P19" style:family="paragraph" style:parent-style-name="Standard">
      <style:text-properties style:font-name="AnjaliOldLipi" fo:font-size="18pt" fo:font-weight="bold" officeooo:rsid="002f7df2" officeooo:paragraph-rsid="002f7df2" style:font-size-asian="15.75pt" style:font-weight-asian="bold" style:font-size-complex="18pt" style:font-weight-complex="bold"/>
    </style:style>
    <style:style style:name="P20" style:family="paragraph" style:parent-style-name="Standard">
      <style:text-properties style:font-name="AnjaliOldLipi" fo:font-size="12pt" officeooo:rsid="001dae98" officeooo:paragraph-rsid="001dae98" style:font-size-asian="10.5pt" style:font-size-complex="12pt"/>
    </style:style>
    <style:style style:name="P21" style:family="paragraph" style:parent-style-name="Table_20_Contents">
      <style:text-properties style:font-name="AnjaliOldLipi" fo:font-size="18pt" style:font-size-asian="15.75pt" style:font-size-complex="18pt"/>
    </style:style>
    <style:style style:name="P22" style:family="paragraph" style:parent-style-name="Table_20_Contents">
      <style:text-properties style:font-name="AnjaliOldLipi" fo:font-size="18pt" officeooo:rsid="002e3a62" officeooo:paragraph-rsid="002e3a62" style:font-size-asian="15.75pt" style:font-size-complex="18pt"/>
    </style:style>
    <style:style style:name="P23" style:family="paragraph" style:parent-style-name="Table_20_Contents">
      <style:text-properties style:font-name="AnjaliOldLipi" fo:font-size="18pt" fo:font-weight="bold" officeooo:rsid="002e3a62" officeooo:paragraph-rsid="002e3a62" style:font-size-asian="15.75pt" style:font-weight-asian="bold" style:font-size-complex="1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7826" style:font-name="AnjaliOldLipi" fo:font-size="18pt" officeooo:rsid="002e3a62" officeooo:paragraph-rsid="002e3a62" style:font-size-asian="15.75pt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fo:color="#7e0021" style:font-name="AnjaliOldLipi" fo:font-size="18pt" officeooo:rsid="002e3a62" officeooo:paragraph-rsid="002e3a62" style:font-size-asian="15.75pt" style:font-size-complex="18pt"/>
    </style:style>
    <style:style style:name="T1" style:family="text">
      <style:text-properties officeooo:rsid="001f7e50"/>
    </style:style>
    <style:style style:name="T2" style:family="text">
      <style:text-properties officeooo:rsid="00256854"/>
    </style:style>
    <style:style style:name="T3" style:family="text">
      <style:text-properties fo:color="#7e0021"/>
    </style:style>
    <style:style style:name="T4" style:family="text">
      <style:text-properties fo:color="#009900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agement Control Systems</text:p>
      <text:p text:style-name="P1"/>
      <text:p text:style-name="P5">Hauptproblem mit Mitarbeitern: Koordination</text:p>
      <text:p text:style-name="P5"/>
      <text:p text:style-name="P2"/>
      <text:p text:style-name="P16">Koordinationsprobleme</text:p>
      <text:p text:style-name="P20"/>
      <text:list xml:id="list1920586821356026536" text:style-name="L1">
        <text:list-item>
          <text:p text:style-name="P6">Direction</text:p>
          <text:p text:style-name="P4">(Was tun wir?)</text:p>
        </text:list-item>
        <text:list-item>
          <text:p text:style-name="P6">Motivation</text:p>
          <text:p text:style-name="P4">(Wann, wie viel?)</text:p>
        </text:list-item>
        <text:list-item>
          <text:p text:style-name="P6">Resources</text:p>
          <text:p text:style-name="P4">(Möglich, wie?)</text:p>
        </text:list-item>
      </text:list>
      <text:p text:style-name="P3"/>
      <text:p text:style-name="P18">Management-Instrumente</text:p>
      <text:p text:style-name="P18"/>
      <text:p text:style-name="P10">Vier Management-Instrumente stehen zur Verfügung um die Zusammenarbeit im Unternehmen zu steuern und zu kontrollieren.</text:p>
      <text:p text:style-name="P18"/>
      <text:list xml:id="list4445900210538821063" text:style-name="L2">
        <text:list-item>
          <text:p text:style-name="P7">Results-Control</text:p>
          <text:p text:style-name="P11">Was müssen wir eigentlich tun? <text:line-break/>Was ist unser Ziel? <text:line-break/>Abklärung wohin es geht!<text:line-break/></text:p>
        </text:list-item>
        <text:list-item>
          <text:p text:style-name="P7">Behavioral-Control</text:p>
          <text:p text:style-name="P12">Wissen die Leute was das Ziel ist?</text:p>
          <text:p text:style-name="P12">Halten sich die Leute an die Richtlinien?<text:line-break/>Motiviert?<text:line-break/></text:p>
        </text:list-item>
        <text:list-item>
          <text:p text:style-name="P8">Personal Control</text:p>
          <text:p text:style-name="P13">Sind genügend/<text:span text:style-name="T1">richtige </text:span>Fachkräfte <text:span text:style-name="T1">vorhanden</text:span>?<text:line-break/>Reichen die Fachkräfte für den zeitlich begrenzten Aufwand?<text:line-break/><text:span text:style-name="T2">Sind die Einzelpersonen geeignet?</text:span><text:line-break/></text:p>
        </text:list-item>
        <text:list-item>
          <text:p text:style-name="P9"><text:soft-page-break/>Cultural-Control</text:p>
          <text:p text:style-name="P14">Ist die Arbeitsumgebung angebracht?<text:line-break/>Herrscht ein Arbeitsfreundliches Klima?<text:line-break/>Sind alle Motiviert?</text:p>
        </text:list-item>
      </text:list>
      <text:p text:style-name="P15"/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row>
          <table:table-cell table:style-name="Tabelle1.A1" office:value-type="string">
            <text:p text:style-name="P22">Direction</text:p>
          </table:table-cell>
          <table:table-cell table:style-name="Tabelle1.A1" office:value-type="string">
            <text:p text:style-name="P24">X</text:p>
          </table:table-cell>
          <table:table-cell table:style-name="Tabelle1.A1" office:value-type="string">
            <text:p text:style-name="P24">X</text:p>
          </table:table-cell>
          <table:table-cell table:style-name="Tabelle1.A1" office:value-type="string">
            <text:p text:style-name="P25">X</text:p>
          </table:table-cell>
          <table:table-cell table:style-name="Tabelle1.E1" office:value-type="string">
            <text:p text:style-name="P24">X</text:p>
          </table:table-cell>
        </table:table-row>
        <table:table-row>
          <table:table-cell table:style-name="Tabelle1.A2" office:value-type="string">
            <text:p text:style-name="P22">Motivation</text:p>
          </table:table-cell>
          <table:table-cell table:style-name="Tabelle1.A2" office:value-type="string">
            <text:p text:style-name="P25">X</text:p>
          </table:table-cell>
          <table:table-cell table:style-name="Tabelle1.A2" office:value-type="string">
            <text:p text:style-name="P25">X</text:p>
          </table:table-cell>
          <table:table-cell table:style-name="Tabelle1.A2" office:value-type="string">
            <text:p text:style-name="P25">X</text:p>
          </table:table-cell>
          <table:table-cell table:style-name="Tabelle1.E2" office:value-type="string">
            <text:p text:style-name="P24">X</text:p>
          </table:table-cell>
        </table:table-row>
        <table:table-row>
          <table:table-cell table:style-name="Tabelle1.A2" office:value-type="string">
            <text:p text:style-name="P22">Ressources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4">X</text:p>
          </table:table-cell>
          <table:table-cell table:style-name="Tabelle1.E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3"/>
          </table:table-cell>
          <table:table-cell table:style-name="Tabelle1.A2" office:value-type="string">
            <text:p text:style-name="P22">Result Control</text:p>
          </table:table-cell>
          <table:table-cell table:style-name="Tabelle1.A2" office:value-type="string">
            <text:p text:style-name="P22">Behavior Control</text:p>
          </table:table-cell>
          <table:table-cell table:style-name="Tabelle1.A2" office:value-type="string">
            <text:p text:style-name="P22">Personal Control</text:p>
          </table:table-cell>
          <table:table-cell table:style-name="Tabelle1.E2" office:value-type="string">
            <text:p text:style-name="P22">Cultural Control</text:p>
          </table:table-cell>
        </table:table-row>
      </table:table>
      <text:p text:style-name="P17"/>
      <text:p text:style-name="P17"/>
      <text:p text:style-name="P19"><text:span text:style-name="T4">X</text:span> → <text:span text:style-name="T5">Wird Angewendet</text:span></text:p>
      <text:p text:style-name="P19"><text:span text:style-name="T3">X</text:span> → <text:span text:style-name="T5">Kann (Unter Umständen) Angewendet werd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2:32:19.988988478</meta:creation-date>
    <meta:generator>LibreOffice/5.1.2.2$Linux_X86_64 LibreOffice_project/10m0$Build-2</meta:generator>
    <dc:date>2017-01-28T14:05:34.491436510</dc:date>
    <meta:editing-duration>PT29M22S</meta:editing-duration>
    <meta:editing-cycles>17</meta:editing-cycles>
    <meta:document-statistic meta:table-count="1" meta:image-count="0" meta:object-count="0" meta:page-count="2" meta:paragraph-count="38" meta:word-count="133" meta:character-count="946" meta:non-whitespace-character-count="853"/>
  </office:meta>
</office:document-meta>
</file>